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fo:min-height="2.95cm" fo:min-width="10.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3.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9.3cm"/>
      <style:paragraph-properties style:writing-mode="lr-tb"/>
    </style:style>
    <style:style style:name="gr5" style:family="graphic" style:parent-style-name="standard">
      <style:graphic-properties draw:fill-color="#abb400" draw:opacity="100%" draw:textarea-horizontal-align="justify" draw:textarea-vertical-align="middle" draw:auto-grow-height="false" fo:min-height="4.65cm" fo:min-width="9.3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7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abb400" draw:opacity="100%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11.1cm" svg:height="3.2cm" svg:x="1.6cm" svg:y="6.8cm">
          <text:p text:style-name="P1"><text:span text:style-name="T1">Tasker </text:span></text:p>
          <text:p text:style-name="P1"><text:span text:style-name="T1">(Business ru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3cm" svg:height="1.3cm" svg:x="1.8cm" svg:y="2.5cm">
          <text:p text:style-name="P1">cli GU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1cm" svg:y1="3.15cm" svg:x2="7.15cm" svg:y2="6.8cm" draw:start-shape="id1" draw:start-glue-point="1" draw:end-shape="id2" draw:end-glue-point="0" svg:d="M6100 3150h1050v3650" svg:viewBox="0 0 1051 3651">
          <text:p/>
        </draw:connector>
        <draw:custom-shape draw:style-name="gr4" draw:text-style-name="P1" xml:id="id3" draw:id="id3" draw:layer="layout" svg:width="9.8cm" svg:height="1.8cm" svg:x="1.6cm" svg:y="11.2cm">
          <text:p text:style-name="P1">Device Class Generato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15cm" svg:y1="10cm" svg:x2="6.5cm" svg:y2="11.2cm" draw:start-shape="id2" draw:start-glue-point="2" draw:end-shape="id3" draw:end-glue-point="0" svg:d="M7150 10000v600h-650v600" svg:viewBox="0 0 651 1201">
          <text:p/>
        </draw:connector>
        <draw:custom-shape draw:style-name="gr5" draw:text-style-name="P4" draw:layer="layout" svg:width="9.8cm" svg:height="4.9cm" svg:x="1.6cm" svg:y="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9cm" svg:height="1cm" svg:x="8.3cm" svg:y="15.8cm">
          <text:p text:style-name="P1">Juniper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2.9cm" svg:height="1cm" svg:x="1.8cm" svg:y="15.8cm">
          <text:p text:style-name="P1">Cisco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5cm" svg:y1="13cm" svg:x2="3.25cm" svg:y2="15.8cm" draw:start-shape="id3" draw:start-glue-point="2" draw:end-shape="id4" draw:end-glue-point="0" svg:d="M6500 13000v1400h-3250v1400" svg:viewBox="0 0 3251 2801">
          <text:p/>
        </draw:connector>
        <draw:connector draw:style-name="gr3" draw:text-style-name="P3" draw:layer="layout" svg:x1="6.5cm" svg:y1="13cm" svg:x2="9.75cm" svg:y2="15.8cm" draw:start-shape="id3" draw:start-glue-point="2" draw:end-shape="id5" draw:end-glue-point="0" svg:d="M6500 13000v1400h3250v1400" svg:viewBox="0 0 3251 2801">
          <text:p/>
        </draw:connector>
        <draw:custom-shape draw:style-name="gr6" draw:text-style-name="P1" xml:id="id8" draw:id="id8" draw:layer="layout" svg:width="2.9cm" svg:height="1cm" svg:x="5.049cm" svg:y="15.8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7.8cm" svg:height="1.8cm" svg:x="12.5cm" svg:y="16.5cm">
          <text:p text:style-name="P1">Config parser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7.8cm" svg:height="1.8cm" svg:x="20.6cm" svg:y="11.3cm">
          <text:p text:style-name="P1">Download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7cm" svg:y1="8.4cm" svg:x2="16.4cm" svg:y2="16.5cm" draw:start-shape="id2" draw:start-glue-point="1" draw:end-shape="id6" draw:end-glue-point="0" svg:d="M12700 8400h3700v8100" svg:viewBox="0 0 3701 8101">
          <text:p/>
        </draw:connector>
        <draw:connector draw:style-name="gr3" draw:text-style-name="P3" draw:layer="layout" svg:x1="12.7cm" svg:y1="8.4cm" svg:x2="24.5cm" svg:y2="11.3cm" draw:start-shape="id2" draw:start-glue-point="1" draw:end-shape="id7" draw:end-glue-point="0" svg:d="M12700 8400h11800v2900" svg:viewBox="0 0 11801 2901">
          <text:p/>
        </draw:connector>
        <draw:connector draw:style-name="gr3" draw:text-style-name="P3" draw:layer="layout" svg:x1="9.75cm" svg:y1="16.8cm" svg:x2="12.5cm" svg:y2="17.4cm" draw:start-shape="id5" draw:start-glue-point="2" draw:end-shape="id6" draw:end-glue-point="3" svg:d="M9750 16800v600h2750" svg:viewBox="0 0 2751 601">
          <text:p/>
        </draw:connector>
        <draw:connector draw:style-name="gr3" draw:text-style-name="P3" draw:layer="layout" svg:x1="3.25cm" svg:y1="16.8cm" svg:x2="12.5cm" svg:y2="17.4cm" draw:start-shape="id4" draw:start-glue-point="2" draw:end-shape="id6" draw:end-glue-point="3" svg:d="M3250 16800v600h9250" svg:viewBox="0 0 9251 601">
          <text:p/>
        </draw:connector>
        <draw:connector draw:style-name="gr3" draw:text-style-name="P3" draw:layer="layout" svg:x1="24.5cm" svg:y1="13.1cm" svg:x2="20.3cm" svg:y2="17.4cm" draw:start-shape="id7" draw:start-glue-point="2" draw:end-shape="id6" draw:end-glue-point="1" svg:d="M24500 13100v4300h-4200" svg:viewBox="0 0 4201 4301">
          <text:p/>
        </draw:connector>
        <draw:connector draw:style-name="gr3" draw:text-style-name="P3" draw:layer="layout" svg:x1="6.5cm" svg:y1="13cm" svg:x2="6.499cm" svg:y2="15.8cm" draw:start-shape="id3" draw:start-glue-point="2" draw:end-shape="id8" draw:end-glue-point="0" svg:d="M6500 13000v1400h-1v1400" svg:viewBox="0 0 2 2801">
          <text:p/>
        </draw:connector>
        <draw:connector draw:style-name="gr3" draw:text-style-name="P3" draw:layer="layout" svg:x1="6.499cm" svg:y1="16.8cm" svg:x2="12.5cm" svg:y2="17.4cm" draw:start-shape="id8" draw:start-glue-point="2" draw:end-shape="id6" draw:end-glue-point="3" svg:d="M6499 16800v600h6001" svg:viewBox="0 0 6002 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7T12:57:42.755833401</meta:creation-date>
    <dc:date>2020-02-07T16:08:47.201781991</dc:date>
    <meta:editing-duration>PT18M22S</meta:editing-duration>
    <meta:editing-cycles>2</meta:editing-cycles>
    <meta:generator>LibreOffice/6.3.4.2.0$Linux_X86_64 LibreOffice_project/30$Build-2</meta:generator>
    <meta:document-statistic meta:object-count="20"/>
  </office:meta>
</office:document-meta>
</file>